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riting up your project report is more than presentation and layout. You need to ensure that the content being written demonstrates your awareness of related work for your project, and provides the evidence that reflects accurately the work you have done (see below).</text:p>
      <text:p text:style-name="Standard"/>
      <text:p text:style-name="Standard">You may also like to review the information provided by the library in their 'Final Chapter' online resource. See Library resource 'Final Chapter' under Guidance for the link.</text:p>
      <text:p text:style-name="Standard"/>
      <text:p text:style-name="Standard">Further guidance, including some that is specific to our School, is provided below.</text:p>
      <text:p text:style-name="Standard"/>
      <text:p text:style-name="Standard">1. Style of language</text:p>
      <text:p text:style-name="Standard"/>
      <text:p text:style-name="Standard">Your reports are technical documents, and like all technical documents should be written in precise, impersonal language. Do not use subjective language (`I did this...', etc.), except possibly for those aspects that are covered by the 'self-appraisal' criterion in the mark scheme. Using 'we' is, however, acceptable. For guidance, look at the articles published in academic journals that you have probably already read as part of your background research. If looking at previous projects, note that the need for suitable language has only been stressed (and recognised in the mark scheme) from the 2018/19 session onwards.</text:p>
      <text:p text:style-name="Standard"/>
      <text:p text:style-name="Standard">2. Version control of your written documents</text:p>
      <text:p text:style-name="Standard"/>
      <text:p text:style-name="Standard">To make sure you know which document is the most recent and can trace back to earlier version to retrieve deleted content if needed. It can be as simple as adding v1, v2 to the file name.</text:p>
      <text:p text:style-name="Standard"/>
      <text:p text:style-name="Standard">3. Referencing written work and use of a reference management system</text:p>
      <text:p text:style-name="Standard"/>
      <text:p text:style-name="Standard">Our School accepts both Harvard and Numeric style of referencing. Once you have chosen the style, it needs to be consistently applied throughout the report. There are tools that make life easier for you to manage those references. The earlier you use it, the more you will benefit from it.</text:p>
      <text:p text:style-name="Standard"/>
      <text:p text:style-name="Standard">4. What does 'providing the evidence' mean (above)?</text:p>
      <text:p text:style-name="Standard"/>
      <text:p text:style-name="Standard">The following guidelines provide broad indicators of the issues that are typically considered when marking the final project report. This list is not exhaustive and marks are also awarded for quality.</text:p>
      <text:p text:style-name="Standard"/>
      <text:p text:style-name="Standard">Planning: Is there evidence that ...</text:p>
      <text:p text:style-name="Standard"/>
      <text:p text:style-name="Standard"><text:s text:c="4"/>An initial project plan was devised? </text:p>
      <text:p text:style-name="Standard"><text:s text:c="4"/>Resource issues were considered and addressed, and if appropriate, stakeholder engagement was professionally managed? </text:p>
      <text:p text:style-name="Standard"/>
      <text:p text:style-name="Standard">Background research: Have I ...</text:p>
      <text:p text:style-name="Standard"/>
      <text:p text:style-name="Standard"><text:s text:c="4"/>Explained the problem clearly and showed its relevance to my degree programme? </text:p>
      <text:p text:style-name="Standard"><text:s text:c="4"/>Identified relevant areas for investigation and discussed them in report under appropriate headings and critically?</text:p>
      <text:p text:style-name="Standard"><text:s text:c="4"/>Reviewed previous attempts to solve this and similar problems?</text:p>
      <text:p text:style-name="Standard"><text:s text:c="4"/>Justified any claims made using credible primary or secondary sources?</text:p>
      <text:p text:style-name="Standard"><text:s text:c="4"/>State the relevance of the method to be used in solving the problem?</text:p>
      <text:p text:style-name="Standard"><text:s text:c="4"/>Justified the choice of method and the rejection of alternatives? </text:p>
      <text:p text:style-name="Standard"/>
      <text:p text:style-name="Standard">Project management: Is there evidence that ...</text:p>
      <text:p text:style-name="Standard"><text:soft-page-break/></text:p>
      <text:p text:style-name="Standard"><text:s text:c="4"/>Revisions to the plan were documented and justified? </text:p>
      <text:p text:style-name="Standard"><text:s text:c="4"/>Appropriate methodology /approach was followed or adapted? </text:p>
      <text:p text:style-name="Standard"/>
      <text:p text:style-name="Standard">Delivery: Is it clear that ...</text:p>
      <text:p text:style-name="Standard"/>
      <text:p text:style-name="Standard"><text:s text:c="4"/>The solution exsists? </text:p>
      <text:p text:style-name="Standard"><text:s text:c="4"/>I have produced the deliverables specified? </text:p>
      <text:p text:style-name="Standard"><text:s text:c="4"/>Appropriate steps or standards were taken to ensure a quality output (e.g. design documentation, comments in code)?</text:p>
      <text:p text:style-name="Standard"><text:s text:c="4"/>Appropriate tests and evaluation were conducted and analysed to validate the quality of deliverables within the remit of the project?</text:p>
      <text:p text:style-name="Standard"><text:s text:c="4"/>The challenges were clearly articulated?</text:p>
      <text:p text:style-name="Standard"><text:s text:c="4"/>There are objective criteria for evaluating the achievement of the project against the initial problem? </text:p>
      <text:p text:style-name="Standard"><text:s text:c="4"/>These criteria are justified?</text:p>
      <text:p text:style-name="Standard"><text:s text:c="4"/>The criteria have been used professionally to judge whether the problem has been solved?</text:p>
      <text:p text:style-name="Standard"/>
      <text:p text:style-name="Standard">Self-appraisal: Have I...</text:p>
      <text:p text:style-name="Standard"/>
      <text:p text:style-name="Standard"><text:s text:c="4"/>Considered how my work could be extended?</text:p>
      <text:p text:style-name="Standard"><text:s text:c="4"/>Included mature personal reflection which leads to lessons learnt?</text:p>
      <text:p text:style-name="Standard"><text:s text:c="4"/>Suggested how the problems encountered might be avoided?</text:p>
      <text:p text:style-name="Standard"><text:s text:c="4"/>Considered legal, social, ethical and professional issues, with justification if one or more are not relevant?</text:p>
      <text:p text:style-name="Standard"/>
      <text:p text:style-name="Standard">Report writing: Have I ...</text:p>
      <text:p text:style-name="Standard"/>
      <text:p text:style-name="Standard"><text:s text:c="4"/>Given the report an appropriate title?</text:p>
      <text:p text:style-name="Standard"><text:s text:c="4"/>Structured the report appropriately, with appendices used for peripheral content and a single references list containing only sources referred to in the report?</text:p>
      <text:p text:style-name="Standard"><text:s text:c="4"/>Written in a style appropriate to the computing audience?</text:p>
      <text:p text:style-name="Standard"><text:s text:c="4"/>Written in a consistent manner e.g., tense, use of acronyms, citation style?</text:p>
      <text:p text:style-name="Standard"><text:s text:c="4"/>Conformed to the requirements for page layout, font size, page limit etc. ?</text:p>
      <text:p text:style-name="Standard"><text:s text:c="4"/>Ensured that all material included is correctly attributed?</text:p>
      <text:p text:style-name="Standard"/>
      <text:p text:style-name="Standard">5. Aiming high</text:p>
      <text:p text:style-name="Standard"/>
      <text:p text:style-name="Standard">A well written and interesting report is likely to gain more marks than one that just follows the marking scheme (i.e. just ticking the boxes); in particular it will make the difference between a good project that is awarded over 70, and an excellent project that wins a prize. A well written report flows nicely, is presented logically, and is easy to understand. More time should be spent describing the challenging parts, and less time spent describing routine, or obvious, actions (though they often do need to be present). Reports that have the potential to attract a prize display a "spark" which is difficult to describe, but easy to detect; in particular it is clear to the reader that the author has fully mastered the subject.</text:p>
      <text:p text:style-name="Standard"/>
      <text:p text:style-name="Standard">6. Other considerations</text:p>
      <text:p text:style-name="Standard"/>
      <text:p text:style-name="Standard"><text:s text:c="4"/>Are all figures and tables referenced in the main text?</text:p>
      <text:p text:style-name="Standard"><text:s text:c="4"/>Is the language used suitable for a technical report, or are there imprecise words like "huge", "big", "lots" etc.?</text:p>
      <text:p text:style-name="Standard"><text:soft-page-break/><text:s text:c="4"/>As well as explaining your choice of methodology, library, tool etc., have you also justified why you did not adopt other options?</text:p>
      <text:p text:style-name="Standard"><text:s text:c="4"/>Are all claims backed up by (i) evidence you provide, (ii) a self-contained justification, or (iii) a reference?</text:p>
      <text:p text:style-name="Standard"><text:s text:c="4"/>Is there any repetition, i.e. identical or similar statements in near proximity? Finding a way to merge these will shorten your report, possibly to the extent of fitting within the page limit for the first time.</text:p>
      <text:p text:style-name="Standard"><text:s text:c="4"/>Are there any superfluous statements that may have seemed important when you first added them, but now look redundant? Removing these can also save space (don't be afraid to remove text, not matter how long you spent composing it in the first place - it's all part of the writing process).</text:p>
      <text:p text:style-name="Standard"><text:s text:c="4"/>Iterate, iterate, iterate! Remember, the first full draft of a report is only 50% of the way there, the rest is rearranging, pruning, and polishing.</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3T12:47:44.702680117</meta:creation-date>
    <dc:date>2020-05-03T12:48:24.556479108</dc:date>
    <meta:editing-duration>PT40S</meta:editing-duration>
    <meta:editing-cycles>1</meta:editing-cycles>
    <meta:document-statistic meta:table-count="0" meta:image-count="0" meta:object-count="0" meta:page-count="3" meta:paragraph-count="55" meta:word-count="972" meta:character-count="6215" meta:non-whitespace-character-count="5149"/>
    <meta:generator>LibreOffice/6.4.3.2$Linux_X86_64 LibreOffice_project/40$Build-2</meta:generator>
  </office:meta>
</office:document-meta>
</file>